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e346" officeooo:paragraph-rsid="0002e346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02e346" officeooo:paragraph-rsid="0002e346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1b7db" officeooo:paragraph-rsid="0011b7db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185cm"/>
        </style:tab-stops>
      </style:paragraph-properties>
      <style:text-properties fo:font-weight="normal" officeooo:rsid="0012dbd9" officeooo:paragraph-rsid="0012dbd9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4625f" officeooo:paragraph-rsid="0004625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9913a" officeooo:paragraph-rsid="0009913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f9fac" officeooo:paragraph-rsid="000f9fac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1b7db" officeooo:paragraph-rsid="0011b7db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2dbd9" officeooo:paragraph-rsid="0011b7db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2e346" officeooo:paragraph-rsid="0002e346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4625f" officeooo:paragraph-rsid="0004625f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9913a" officeooo:paragraph-rsid="0009913a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b7b1c" officeooo:paragraph-rsid="000b7b1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d6efe" officeooo:paragraph-rsid="000d6ef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f9fac" officeooo:paragraph-rsid="000f9fac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1b7db" officeooo:paragraph-rsid="0011b7db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76d41" officeooo:paragraph-rsid="00076d41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1b7db" officeooo:paragraph-rsid="0011b7db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1b7db" officeooo:paragraph-rsid="0011b7db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1b7db" officeooo:paragraph-rsid="001e07c8" style:font-weight-asian="normal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fo:background-color="transparent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2e346"/>
    </style:style>
    <style:style style:name="T2" style:family="text">
      <style:text-properties officeooo:rsid="000b7b1c"/>
    </style:style>
    <style:style style:name="T3" style:family="text">
      <style:text-properties officeooo:rsid="001290e5"/>
    </style:style>
    <style:style style:name="T4" style:family="text">
      <style:text-properties officeooo:rsid="0012dbd9"/>
    </style:style>
    <style:style style:name="T5" style:family="text">
      <style:text-properties fo:color="#000000" loext:opacity="100%" fo:font-size="72pt" fo:font-weight="bold" fo:background-color="transparent" style:font-size-asian="60pt" style:font-weight-asian="bold" style:font-size-complex="72pt" style:font-weight-complex="bold"/>
    </style:style>
    <style:style style:name="T6" style:family="text">
      <style:text-properties fo:font-size="20pt" fo:font-weight="bold" style:font-size-asian="16pt" style:font-weight-asian="bold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3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7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2" draw:text-style-name="P25" svg:width="17.276cm" svg:height="7.596cm" svg:x="0.482cm" svg:y="10.58cm"><draw:text-box><text:p><text:span text:style-name="T6"><text:s/></text:span></text:p><text:p><text:span text:style-name="T6"><text:s text:c="4"/></text:span><text:span text:style-name="T6">Name: </text:span><text:span text:style-name="T6"><text:tab/></text:span><text:span text:style-name="T6"><text:tab/></text:span><text:span text:style-name="T6"><text:tab/></text:span><text:span text:style-name="T6"> Gavali Deshabhakt Nagnath</text:span></text:p><text:p><text:span text:style-name="T6"><text:s text:c="4"/></text:span><text:span text:style-name="T6">Subject: </text:span><text:span text:style-name="T6"><text:tab/></text:span><text:span text:style-name="T6"><text:tab/></text:span><text:span text:style-name="T6"> <text:s text:c="7"/>Machine Learning</text:span></text:p><text:p><text:span text:style-name="T6"><text:s text:c="4"/></text:span><text:span text:style-name="T6">Specialization : </text:span><text:span text:style-name="T6"><text:tab/></text:span><text:span text:style-name="T6"> Computational and Data Sciences</text:span></text:p><text:p><text:span text:style-name="T6"><text:s text:c="4"/></text:span><text:span text:style-name="T6">Department: <text:s/></text:span><text:span text:style-name="T6"><text:tab/></text:span><text:span text:style-name="T6"> <text:s text:c="7"/>Mathematical and Computational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</text:span><text:span text:style-name="T6">Sciences</text:span></text:p><text:p><text:span text:style-name="T6"><text:s text:c="4"/></text:span><text:span text:style-name="T6">Course Instructor: Dr. Jidesh P.</text:span></text:p><text:p><text:span text:style-name="T6"><text:s text:c="5"/></text:span><text:span text:style-name="T6">Data:</text:span><text:span text:style-name="T6"><text:tab/></text:span><text:span text:style-name="T6"><text:tab/></text:span><text:span text:style-name="T6"><text:tab/></text:span><text:span text:style-name="T6"> 14/04/2021</text:span></text:p></draw:text-box></draw:frame><draw:frame text:anchor-type="paragraph" draw:z-index="1" draw:name="Shape2" draw:style-name="gr1" draw:text-style-name="P24" svg:width="16.55cm" svg:height="3.85cm" svg:x="0.617cm" svg:y="2.418cm"><draw:text-box><text:p text:style-name="P23"><text:span text:style-name="T5">Assignment - I</text:span></text:p></draw:text-box></draw:frame></text:p>
      <text:p text:style-name="P20"><text:span text:style-name="T4">Q</text:span>1. Write codes to perform, LU, LDU, QR, and SV Decomposition.</text:p>
      <text:p text:style-name="P1"/>
      <text:p text:style-name="P2">A. LU - Decomposition:</text:p>
      <text:p text:style-name="P3">Program:</text:p>
      <text:p text:style-name="P11"/>
      <text:p text:style-name="P11">import numpy as np </text:p>
      <text:p text:style-name="P11">import copy </text:p>
      <text:p text:style-name="P11"/>
      <text:p text:style-name="P11">def inputMatrix():<text:tab/><text:tab/># Function to take matrix input from user </text:p>
      <text:p text:style-name="P11"><text:s text:c="4"/>print("Enter the size of matrix: ") </text:p>
      <text:p text:style-name="P11"><text:s text:c="4"/>n= int(input()) </text:p>
      <text:p text:style-name="P11"/>
      <text:p text:style-name="P11"><text:s text:c="4"/>A= np.zeros((n,n),dtype=float) </text:p>
      <text:p text:style-name="P11"><text:s text:c="4"/>print("Now enter elements of matrix 'A':") </text:p>
      <text:p text:style-name="P11"><text:s text:c="4"/>for i in range(n): </text:p>
      <text:p text:style-name="P11"><text:s text:c="8"/>print("Enter elements for row:",i+1) </text:p>
      <text:p text:style-name="P11"><text:s text:c="8"/>for j in range(n): </text:p>
      <text:p text:style-name="P11"><text:s text:c="12"/>A[i][j]=int(input()) </text:p>
      <text:p text:style-name="P11"><text:s text:c="4"/>return A </text:p>
      <text:p text:style-name="P11"/>
      <text:p text:style-name="P11">def printMatrix(V): <text:tab/><text:tab/># Function to print Matrix</text:p>
      <text:p text:style-name="P11"><text:s text:c="4"/>for i in range(n): </text:p>
      <text:p text:style-name="P11"><text:s text:c="8"/>for j in range(n): </text:p>
      <text:p text:style-name="P11"><text:s text:c="12"/>print(f'{V[i][j]:15.08f}' , <text:s/>end=" <text:s/>") </text:p>
      <text:p text:style-name="P11"><text:s text:c="8"/>print() </text:p>
      <text:p text:style-name="P11"><text:s text:c="4"/>print() </text:p>
      <text:p text:style-name="P11"/>
      <text:p text:style-name="P11">def LUDecomposition(A): <text:tab/>#LU-Decomposition function definition</text:p>
      <text:p text:style-name="P11"/>
      <text:p text:style-name="P11"><text:s text:c="4"/>n = len(A) </text:p>
      <text:p text:style-name="P11"/>
      <text:p text:style-name="P11"><text:s text:c="4"/>L= np.zeros((n,n),dtype=float) </text:p>
      <text:p text:style-name="P11"><text:s text:c="4"/>for i in range(len(L)): </text:p>
      <text:p text:style-name="P11"><text:s text:c="8"/>L[i][i]=1 </text:p>
      <text:p text:style-name="P11"/>
      <text:p text:style-name="P11"><text:s text:c="4"/>U = copy.copy(A) <text:s text:c="3"/># copying matrix A into U </text:p>
      <text:p text:style-name="P11"/>
      <text:p text:style-name="P11"><text:s text:c="4"/>for i in range(0,n-1): </text:p>
      <text:p text:style-name="P11"><text:s text:c="8"/>for j in range(i+1,n): </text:p>
      <text:p text:style-name="P11"><text:s text:c="12"/>L[j][i]= (U[j][i]/U[i][i]) </text:p>
      <text:p text:style-name="P11"><text:s text:c="12"/>U[j][:]=U[j][:]-L[j][i]*U[i][:] </text:p>
      <text:p text:style-name="P11"/>
      <text:p text:style-name="P11"><text:s text:c="4"/>return L,U </text:p>
      <text:p text:style-name="P11"/>
      <text:p text:style-name="P11"/>
      <text:p text:style-name="P11">​# Default input</text:p>
      <text:p text:style-name="P11">n = 3 </text:p>
      <text:p text:style-name="P11"/>
      <text:p text:style-name="P11">A = np.array([ </text:p>
      <text:p text:style-name="P11"><text:soft-page-break/><text:s text:c="4"/>[1,2,4], </text:p>
      <text:p text:style-name="P11"><text:s text:c="4"/>[3,8,14], </text:p>
      <text:p text:style-name="P11"><text:s text:c="4"/>[2,6,13] </text:p>
      <text:p text:style-name="P11">]) </text:p>
      <text:p text:style-name="P11"/>
      <text:p text:style-name="P11"># Uncomment below line to take input from user </text:p>
      <text:p text:style-name="P11"># A = inputMatrix() </text:p>
      <text:p text:style-name="P11"/>
      <text:p text:style-name="P11"># Calling Function of matrix A </text:p>
      <text:p text:style-name="P11">L,U = LUDecomposition(A) </text:p>
      <text:p text:style-name="P11"/>
      <text:p text:style-name="P11"># Printing Results</text:p>
      <text:p text:style-name="P11">print("A = ") </text:p>
      <text:p text:style-name="P11">printMatrix(A) </text:p>
      <text:p text:style-name="P11"/>
      <text:p text:style-name="P11">print("L = ") </text:p>
      <text:p text:style-name="P11">printMatrix(L) </text:p>
      <text:p text:style-name="P11"/>
      <text:p text:style-name="P11">print("U = ") </text:p>
      <text:p text:style-name="P11">printMatrix(U) </text:p>
      <text:p text:style-name="P11"/>
      <text:p text:style-name="P6">Output:</text:p>
      <text:p text:style-name="P12">A = </text:p>
      <text:p text:style-name="P12"><text:s text:c="5"/>1.00000000 <text:s text:c="6"/>2.00000000 <text:s text:c="6"/>4.00000000 <text:s/></text:p>
      <text:p text:style-name="P12"><text:s text:c="5"/>3.00000000 <text:s text:c="6"/>8.00000000 <text:s text:c="5"/>14.00000000 <text:s/></text:p>
      <text:p text:style-name="P12"><text:s text:c="5"/>2.00000000 <text:s text:c="6"/>6.00000000 <text:s text:c="5"/>13.00000000 <text:s/></text:p>
      <text:p text:style-name="P12"/>
      <text:p text:style-name="P12">L = </text:p>
      <text:p text:style-name="P12"><text:s text:c="5"/>1.00000000 <text:s text:c="6"/>0.00000000 <text:s text:c="6"/>0.00000000 <text:s/></text:p>
      <text:p text:style-name="P12"><text:s text:c="5"/>3.00000000 <text:s text:c="6"/>1.00000000 <text:s text:c="6"/>0.00000000 <text:s/></text:p>
      <text:p text:style-name="P12"><text:s text:c="5"/>2.00000000 <text:s text:c="6"/>1.00000000 <text:s text:c="6"/>1.00000000 <text:s/></text:p>
      <text:p text:style-name="P12"/>
      <text:p text:style-name="P12">U = </text:p>
      <text:p text:style-name="P12"><text:s text:c="5"/>1.00000000 <text:s text:c="6"/>2.00000000 <text:s text:c="6"/>4.00000000 <text:s/></text:p>
      <text:p text:style-name="P12"><text:s text:c="5"/>0.00000000 <text:s text:c="6"/>2.00000000 <text:s text:c="6"/>2.00000000 <text:s/></text:p>
      <text:p text:style-name="P12"><text:s text:c="5"/>0.00000000 <text:s text:c="6"/>0.00000000 <text:s text:c="6"/>3.00000000 </text:p>
      <text:p text:style-name="P12"/>
      <text:p text:style-name="P18">B. LDU – Decomposition</text:p>
      <text:p text:style-name="P7">Program:</text:p>
      <text:p text:style-name="P13"/>
      <text:p text:style-name="P13">import numpy as np </text:p>
      <text:p text:style-name="P13">import copy </text:p>
      <text:p text:style-name="P13"/>
      <text:p text:style-name="P13">def inputMatrix(): <text:tab/><text:tab/><text:span text:style-name="T1"># Function to take matrix input from user </text:span></text:p>
      <text:p text:style-name="P13"><text:s text:c="4"/>print("Enter the size of matrix: ") </text:p>
      <text:p text:style-name="P13"><text:s text:c="4"/>n= int(input()) </text:p>
      <text:p text:style-name="P13"/>
      <text:p text:style-name="P13"><text:s text:c="4"/>A= np.zeros((n,n),dtype=float) </text:p>
      <text:p text:style-name="P13"><text:s text:c="4"/>print("Now enter elements of matrix 'A':") </text:p>
      <text:p text:style-name="P13"><text:soft-page-break/><text:s text:c="4"/>for i in range(n): </text:p>
      <text:p text:style-name="P13"><text:s text:c="8"/>print("Enter elements for row:",i+1) </text:p>
      <text:p text:style-name="P13"><text:s text:c="8"/>for j in range(n): </text:p>
      <text:p text:style-name="P13"><text:s text:c="12"/>A[i][j]=int(input()) </text:p>
      <text:p text:style-name="P13"><text:s text:c="4"/>return A </text:p>
      <text:p text:style-name="P13"/>
      <text:p text:style-name="P13">def printMatrix(V): <text:tab/><text:tab/># Function to print matrix</text:p>
      <text:p text:style-name="P13"><text:s text:c="4"/>for i in range(n): </text:p>
      <text:p text:style-name="P13"><text:s text:c="8"/>for j in range(n): </text:p>
      <text:p text:style-name="P13"><text:s text:c="13"/></text:p>
      <text:p text:style-name="P13"><text:s text:c="12"/>print(f'{V[i][j]:15.08f}' , <text:s/>end=" <text:s/>") </text:p>
      <text:p text:style-name="P13"><text:s text:c="8"/>print() </text:p>
      <text:p text:style-name="P13"><text:s text:c="4"/>print() </text:p>
      <text:p text:style-name="P13"/>
      <text:p text:style-name="P13"/>
      <text:p text:style-name="P13">def LUDecomposition(A): <text:tab/><text:tab/># LDU – <text:span text:style-name="T2">Decomposition</text:span> Function Definition</text:p>
      <text:p text:style-name="P13"><text:s text:c="5"/></text:p>
      <text:p text:style-name="P13"><text:s text:c="4"/>n = len(A)</text:p>
      <text:p text:style-name="P13"/>
      <text:p text:style-name="P13"><text:s text:c="4"/>L= np.zeros((n,n),dtype=float) </text:p>
      <text:p text:style-name="P13"><text:s text:c="4"/>D = np.zeros((n,n),dtype=float) </text:p>
      <text:p text:style-name="P13"><text:s text:c="5"/></text:p>
      <text:p text:style-name="P13"><text:s text:c="4"/>for i in range(len(L)): </text:p>
      <text:p text:style-name="P13"><text:s text:c="8"/>L[i][i]=1 </text:p>
      <text:p text:style-name="P13"/>
      <text:p text:style-name="P13"><text:s text:c="4"/>U = copy.copy(A) <text:s text:c="3"/># copying matrix A into U </text:p>
      <text:p text:style-name="P13"/>
      <text:p text:style-name="P13"><text:s text:c="4"/></text:p>
      <text:p text:style-name="P13"/>
      <text:p text:style-name="P13"><text:s text:c="4"/>for i in range(0,n-1): </text:p>
      <text:p text:style-name="P13"><text:s text:c="8"/>for j in range(i+1,n): </text:p>
      <text:p text:style-name="P13"><text:s text:c="12"/>L[j][i]= (U[j][i]/U[i][i]) </text:p>
      <text:p text:style-name="P13"><text:s text:c="12"/>U[j][:]=U[j][:]-L[j][i]*U[i][:] </text:p>
      <text:p text:style-name="P13"/>
      <text:p text:style-name="P13"><text:s text:c="4"/>for i in range(n): </text:p>
      <text:p text:style-name="P13"><text:s text:c="8"/>if(U[i][i]!=0): </text:p>
      <text:p text:style-name="P13"><text:s text:c="12"/>D[i][i] = copy.copy(U[i][i]) </text:p>
      <text:p text:style-name="P13"><text:s text:c="12"/>U[i,:] = copy.copy(U[i,:]/U[i][i]) </text:p>
      <text:p text:style-name="P13"/>
      <text:p text:style-name="P13"><text:s text:c="4"/>return L,D,U </text:p>
      <text:p text:style-name="P13"/>
      <text:p text:style-name="P14"># Default Input</text:p>
      <text:p text:style-name="P13">n = 3 </text:p>
      <text:p text:style-name="P13"/>
      <text:p text:style-name="P13">A = np.array([ </text:p>
      <text:p text:style-name="P13"><text:s text:c="4"/>[1,2,4], </text:p>
      <text:p text:style-name="P13"><text:s text:c="4"/>[3,8,14], </text:p>
      <text:p text:style-name="P13"><text:s text:c="4"/>[2,6,13] </text:p>
      <text:p text:style-name="P13">]) </text:p>
      <text:p text:style-name="P13"><text:soft-page-break/><text:s/></text:p>
      <text:p text:style-name="P13"/>
      <text:p text:style-name="P15"># Calling LDU decomposition function</text:p>
      <text:p text:style-name="P13">L, D, U = LUDecomposition(A) </text:p>
      <text:p text:style-name="P13"/>
      <text:p text:style-name="P13">print("A = ") </text:p>
      <text:p text:style-name="P13">printMatrix(A) </text:p>
      <text:p text:style-name="P13"/>
      <text:p text:style-name="P13">print("L = ") </text:p>
      <text:p text:style-name="P13">printMatrix(L) </text:p>
      <text:p text:style-name="P13"/>
      <text:p text:style-name="P13">print("D = ") </text:p>
      <text:p text:style-name="P13">printMatrix(D) </text:p>
      <text:p text:style-name="P13"/>
      <text:p text:style-name="P13">print("U = ") </text:p>
      <text:p text:style-name="P13">printMatrix(U) </text:p>
      <text:p text:style-name="P13"/>
      <text:p text:style-name="P8">Output:</text:p>
      <text:p text:style-name="P16"/>
      <text:p text:style-name="P16">A = </text:p>
      <text:p text:style-name="P16"><text:s text:c="5"/>1.00000000 <text:s text:c="6"/>2.00000000 <text:s text:c="6"/>4.00000000 <text:s/></text:p>
      <text:p text:style-name="P16"><text:s text:c="5"/>3.00000000 <text:s text:c="6"/>8.00000000 <text:s text:c="5"/>14.00000000 <text:s/></text:p>
      <text:p text:style-name="P16"><text:s text:c="5"/>2.00000000 <text:s text:c="6"/>6.00000000 <text:s text:c="5"/>13.00000000 <text:s/></text:p>
      <text:p text:style-name="P16"/>
      <text:p text:style-name="P16">L = </text:p>
      <text:p text:style-name="P16"><text:s text:c="5"/>1.00000000 <text:s text:c="6"/>0.00000000 <text:s text:c="6"/>0.00000000 <text:s/></text:p>
      <text:p text:style-name="P16"><text:s text:c="5"/>3.00000000 <text:s text:c="6"/>1.00000000 <text:s text:c="6"/>0.00000000 <text:s/></text:p>
      <text:p text:style-name="P16"><text:s text:c="5"/>2.00000000 <text:s text:c="6"/>1.00000000 <text:s text:c="6"/>1.00000000 <text:s/></text:p>
      <text:p text:style-name="P16"/>
      <text:p text:style-name="P16">D = </text:p>
      <text:p text:style-name="P16"><text:s text:c="5"/>1.00000000 <text:s text:c="6"/>0.00000000 <text:s text:c="6"/>0.00000000 <text:s/></text:p>
      <text:p text:style-name="P16"><text:s text:c="5"/>0.00000000 <text:s text:c="6"/>2.00000000 <text:s text:c="6"/>0.00000000 <text:s/></text:p>
      <text:p text:style-name="P16"><text:s text:c="5"/>0.00000000 <text:s text:c="6"/>0.00000000 <text:s text:c="6"/>3.00000000 <text:s/></text:p>
      <text:p text:style-name="P16"/>
      <text:p text:style-name="P16">U = </text:p>
      <text:p text:style-name="P16"><text:s text:c="5"/>1.00000000 <text:s text:c="6"/>2.00000000 <text:s text:c="6"/>4.00000000 <text:s/></text:p>
      <text:p text:style-name="P16"><text:s text:c="5"/>0.00000000 <text:s text:c="6"/>1.00000000 <text:s text:c="6"/>1.00000000 <text:s/></text:p>
      <text:p text:style-name="P16"><text:s text:c="5"/>0.00000000 <text:s text:c="6"/>0.00000000 <text:s text:c="6"/>1.00000000 <text:s/></text:p>
      <text:p text:style-name="P16"/>
      <text:p text:style-name="P19">C. QR – Decomposition</text:p>
      <text:p text:style-name="P4">Program:</text:p>
      <text:p text:style-name="P17">import numpy as np </text:p>
      <text:p text:style-name="P17"/>
      <text:p text:style-name="P17">def matrixInput(): </text:p>
      <text:p text:style-name="P17"><text:s text:c="4"/>m = int(input("Enter row size :")) </text:p>
      <text:p text:style-name="P17"><text:s text:c="4"/>n = int(input("Enter column size :")) </text:p>
      <text:p text:style-name="P17"/>
      <text:p text:style-name="P17"><text:s text:c="4"/>A = np.zeros((m,n), dtype=float) </text:p>
      <text:p text:style-name="P17"><text:s text:c="5"/></text:p>
      <text:p text:style-name="P17"><text:soft-page-break/><text:s text:c="4"/>print("Enter elements of matrix: ") </text:p>
      <text:p text:style-name="P17"><text:s text:c="4"/>for i in range(m): </text:p>
      <text:p text:style-name="P17"><text:s text:c="8"/>for j in range(n): </text:p>
      <text:p text:style-name="P17"><text:s text:c="12"/>A[i][j] = float(input()) </text:p>
      <text:p text:style-name="P17"><text:s text:c="5"/></text:p>
      <text:p text:style-name="P17"><text:s text:c="4"/>return A </text:p>
      <text:p text:style-name="P17"/>
      <text:p text:style-name="P17"/>
      <text:p text:style-name="P17">def Normalize(v): </text:p>
      <text:p text:style-name="P17"><text:s text:c="4"/>sum = 0.0 </text:p>
      <text:p text:style-name="P17"><text:s text:c="4"/>for i in v: </text:p>
      <text:p text:style-name="P17"><text:s text:c="8"/>sum+=i**2 </text:p>
      <text:p text:style-name="P17"><text:s text:c="4"/>v=v/(sum**0.5) </text:p>
      <text:p text:style-name="P17"><text:s text:c="4"/>return v </text:p>
      <text:p text:style-name="P17"/>
      <text:p text:style-name="P17">def QRDecomp(A): </text:p>
      <text:p text:style-name="P17"><text:s text:c="5"/></text:p>
      <text:p text:style-name="P17"><text:s text:c="4"/>n = len(A[0]) <text:s text:c="2"/># Columns/Vectors </text:p>
      <text:p text:style-name="P17"><text:s text:c="4"/>m = len(A) <text:s text:c="5"/># Rows/Components </text:p>
      <text:p text:style-name="P17"><text:s text:c="4"/>q = [] </text:p>
      <text:p text:style-name="P17"><text:s text:c="5"/></text:p>
      <text:p text:style-name="P17"><text:s text:c="4"/>q.append(Normalize(A[:,0].reshape(m,1))) </text:p>
      <text:p text:style-name="P17"><text:s text:c="5"/></text:p>
      <text:p text:style-name="P17"><text:s text:c="4"/>for i in range(1,n): </text:p>
      <text:p text:style-name="P17"><text:s text:c="9"/></text:p>
      <text:p text:style-name="P17"><text:s text:c="8"/>vec = A[:,i].astype('float64').reshape(m,1) </text:p>
      <text:p text:style-name="P17"><text:s text:c="8"/>temp = np.zeros((m,1),dtype=float) </text:p>
      <text:p text:style-name="P17"/>
      <text:p text:style-name="P17"><text:s text:c="8"/>for j in range(i): </text:p>
      <text:p text:style-name="P17"/>
      <text:p text:style-name="P17"><text:s text:c="12"/>multiplier = (((vec.transpose()).dot((q[j]))))/(q[j].transpose().dot(q[j])) </text:p>
      <text:p text:style-name="P17"><text:s text:c="12"/>temp -= (multiplier)*q[j] </text:p>
      <text:p text:style-name="P17"><text:s text:c="9"/></text:p>
      <text:p text:style-name="P17"><text:s text:c="8"/>vec = vec + temp </text:p>
      <text:p text:style-name="P17"><text:s text:c="8"/>normalizedvec = Normalize(vec) </text:p>
      <text:p text:style-name="P17"><text:s text:c="8"/>q.append(normalizedvec) </text:p>
      <text:p text:style-name="P17"><text:s text:c="5"/></text:p>
      <text:p text:style-name="P17"><text:s text:c="4"/>Q = np.array(q).transpose().reshape(m,n) <text:s text:c="3"/># typecasting python list to numpy array and taking np.array's transpose </text:p>
      <text:p text:style-name="P17"><text:s text:c="5"/></text:p>
      <text:p text:style-name="P17"><text:s text:c="4"/># Calculating R </text:p>
      <text:p text:style-name="P17"><text:s text:c="4"/>R = np.zeros((n,n)) </text:p>
      <text:p text:style-name="P17"><text:s text:c="4"/>for i in range(n): </text:p>
      <text:p text:style-name="P17"><text:s text:c="8"/>for j in range(n): </text:p>
      <text:p text:style-name="P17"><text:s text:c="12"/>if i&lt;=j: </text:p>
      <text:p text:style-name="P17"><text:s text:c="16"/>R[i][j] = A[:,j].transpose().dot(Q[:,i]) </text:p>
      <text:p text:style-name="P17"/>
      <text:p text:style-name="P17"><text:s text:c="4"/>return Q,R </text:p>
      <text:p text:style-name="P17"/>
      <text:p text:style-name="P17"><text:soft-page-break/><text:s/></text:p>
      <text:p text:style-name="P17">def printMatrix(V): </text:p>
      <text:p text:style-name="P17"><text:s text:c="4"/>m = len(V) </text:p>
      <text:p text:style-name="P17"><text:s text:c="4"/>n = len(V[0]) </text:p>
      <text:p text:style-name="P17"><text:s text:c="4"/>for i in range(m): </text:p>
      <text:p text:style-name="P17"><text:s text:c="8"/>for j in range(n): </text:p>
      <text:p text:style-name="P17"><text:s text:c="16"/>print(f'{V[i][j]:10.05f}' , <text:s/>end=" <text:s/>") </text:p>
      <text:p text:style-name="P17"><text:s text:c="8"/>print() </text:p>
      <text:p text:style-name="P17"><text:s text:c="4"/>print() </text:p>
      <text:p text:style-name="P17"/>
      <text:p text:style-name="P17"># Default Input </text:p>
      <text:p text:style-name="P17"/>
      <text:p text:style-name="P17">A = np.array((( </text:p>
      <text:p text:style-name="P17"><text:s text:c="4"/>(1, -1, 4), </text:p>
      <text:p text:style-name="P17"><text:s text:c="4"/>(1, 4, -2), </text:p>
      <text:p text:style-name="P17"><text:s text:c="4"/>(1, 4, 2), </text:p>
      <text:p text:style-name="P17"><text:s text:c="4"/>(1, -1, 0) </text:p>
      <text:p text:style-name="P17">))) </text:p>
      <text:p text:style-name="P17"/>
      <text:p text:style-name="P17"># Uncomment following lines for custom input </text:p>
      <text:p text:style-name="P17"># A = matrixInput() </text:p>
      <text:p text:style-name="P17"/>
      <text:p text:style-name="P17"># Calling QR-decomposition function </text:p>
      <text:p text:style-name="P17">Q,R = QRDecomp(A) </text:p>
      <text:p text:style-name="P17"/>
      <text:p text:style-name="P17">print("A = ") </text:p>
      <text:p text:style-name="P17">printMatrix(A) </text:p>
      <text:p text:style-name="P17"/>
      <text:p text:style-name="P17">print("Q =") </text:p>
      <text:p text:style-name="P17">printMatrix(Q) </text:p>
      <text:p text:style-name="P17"/>
      <text:p text:style-name="P17">print("R =") </text:p>
      <text:p text:style-name="P17">printMatrix(R) </text:p>
      <text:p text:style-name="P17"/>
      <text:p text:style-name="P9">Output:</text:p>
      <text:p text:style-name="P17">A = </text:p>
      <text:p text:style-name="P17"><text:s text:c="3"/>1.00000 <text:s text:c="3"/>-1.00000 <text:s text:c="4"/>4.00000 <text:s/></text:p>
      <text:p text:style-name="P17"><text:s text:c="3"/>1.00000 <text:s text:c="4"/>4.00000 <text:s text:c="3"/>-2.00000 <text:s/></text:p>
      <text:p text:style-name="P17"><text:s text:c="3"/>1.00000 <text:s text:c="4"/>4.00000 <text:s text:c="4"/>2.00000 <text:s/></text:p>
      <text:p text:style-name="P17"><text:s text:c="3"/>1.00000 <text:s text:c="3"/>-1.00000 <text:s text:c="4"/>0.00000 <text:s/></text:p>
      <text:p text:style-name="P17"/>
      <text:p text:style-name="P17">Q =</text:p>
      <text:p text:style-name="P17"><text:s text:c="3"/>0.50000 <text:s text:c="3"/>-0.50000 <text:s text:c="4"/>0.50000 <text:s/></text:p>
      <text:p text:style-name="P17"><text:s text:c="3"/>0.50000 <text:s text:c="4"/>0.50000 <text:s text:c="3"/>-0.50000 <text:s/></text:p>
      <text:p text:style-name="P17"><text:s text:c="3"/>0.50000 <text:s text:c="4"/>0.50000 <text:s text:c="4"/>0.50000 <text:s/></text:p>
      <text:p text:style-name="P17"><text:s text:c="3"/>0.50000 <text:s text:c="3"/>-0.50000 <text:s text:c="3"/>-0.50000 <text:s/></text:p>
      <text:p text:style-name="P17"/>
      <text:p text:style-name="P17">R =</text:p>
      <text:p text:style-name="P17"><text:s text:c="3"/>2.00000 <text:s text:c="4"/>3.00000 <text:s text:c="4"/>2.00000 <text:s/></text:p>
      <text:p text:style-name="P17"><text:soft-page-break/><text:s text:c="3"/>0.00000 <text:s text:c="4"/>5.00000 <text:s text:c="3"/>-2.00000 <text:s/></text:p>
      <text:p text:style-name="P17"><text:s text:c="3"/>0.00000 <text:s text:c="4"/>0.00000 <text:s text:c="4"/>4.00000 <text:s/></text:p>
      <text:p text:style-name="P17"/>
      <text:p text:style-name="P19">D. SVD</text:p>
      <text:p text:style-name="P4">Program:</text:p>
      <text:p text:style-name="P17"># # SVD Implementation</text:p>
      <text:p text:style-name="P17"># ## Importing libraries</text:p>
      <text:p text:style-name="P17"/>
      <text:p text:style-name="P17"># In[1]:</text:p>
      <text:p text:style-name="P17"/>
      <text:p text:style-name="P17">import numpy as np</text:p>
      <text:p text:style-name="P17">import copy</text:p>
      <text:p text:style-name="P17"/>
      <text:p text:style-name="P17"># ## SVD function Definition</text:p>
      <text:p text:style-name="P17"/>
      <text:p text:style-name="P17"># In[2]:</text:p>
      <text:p text:style-name="P17"/>
      <text:p text:style-name="P17"/>
      <text:p text:style-name="P17">def printMatrix(V):</text:p>
      <text:p text:style-name="P17"><text:s text:c="4"/>m = len(V)</text:p>
      <text:p text:style-name="P17"><text:s text:c="4"/>n = len(V[0])</text:p>
      <text:p text:style-name="P17"><text:s text:c="4"/></text:p>
      <text:p text:style-name="P17"><text:s text:c="4"/>for i in range(m):</text:p>
      <text:p text:style-name="P17"><text:s text:c="8"/>for j in range(n):</text:p>
      <text:p text:style-name="P17"><text:s text:c="12"/>print(f'{V[i][j]:10.05f}' , <text:s/>end=" <text:s/>")</text:p>
      <text:p text:style-name="P17"><text:s text:c="8"/>print()</text:p>
      <text:p text:style-name="P17"><text:s text:c="4"/>print()</text:p>
      <text:p text:style-name="P17"/>
      <text:p text:style-name="P17"/>
      <text:p text:style-name="P17">def SVD(A):</text:p>
      <text:p text:style-name="P17"><text:s text:c="4"/>m = len(A)</text:p>
      <text:p text:style-name="P17"><text:s text:c="4"/>n = len(A[0])</text:p>
      <text:p text:style-name="P17"/>
      <text:p text:style-name="P17"><text:s text:c="4"/>At = A.transpose()</text:p>
      <text:p text:style-name="P17"><text:s text:c="4"/></text:p>
      <text:p text:style-name="P17"><text:s text:c="4"/>AtA = np.matmul(At,A)</text:p>
      <text:p text:style-name="P17"><text:s text:c="4"/></text:p>
      <text:p text:style-name="P17"><text:s text:c="4"/>AAt = np.matmul(A,At)</text:p>
      <text:p text:style-name="P17"><text:s text:c="4"/></text:p>
      <text:p text:style-name="P17"><text:s text:c="4"/># Finding Eigen Values and Vectors of AAt and AtA</text:p>
      <text:p text:style-name="P17"><text:s text:c="4"/>eigValuesAAt, eigVectorsAAt = np.linalg.eig(AAt)</text:p>
      <text:p text:style-name="P17"/>
      <text:p text:style-name="P17"><text:s text:c="4"/>eigValuesAtA, eigVectorsAtA = np.linalg.eig(AtA)</text:p>
      <text:p text:style-name="P17"/>
      <text:p text:style-name="P17"><text:s text:c="4"/># Forming U, D and VT</text:p>
      <text:p text:style-name="P17"><text:s text:c="4"/>U = eigVectorsAAt</text:p>
      <text:p text:style-name="P17"><text:s text:c="4"/></text:p>
      <text:p text:style-name="P22"><text:s text:c="4"/></text:p>
      <text:p text:style-name="P22"><text:soft-page-break/># Sorting eigen values in descending order and also changing position of corresponding eigen vectors</text:p>
      <text:p text:style-name="P17"><text:s text:c="4"/>idx = eigValuesAAt.argsort()[::-1] <text:s text:c="2"/></text:p>
      <text:p text:style-name="P17"><text:s text:c="4"/>eigValuesAAt = eigValuesAAt[idx]</text:p>
      <text:p text:style-name="P17"><text:s text:c="4"/>eigVectorsAAt = eigVectorsAAt[:,idx]</text:p>
      <text:p text:style-name="P17"><text:s text:c="4"/>eigVectorsAtA = eigVectorsAtA[:,idx]</text:p>
      <text:p text:style-name="P17"/>
      <text:p text:style-name="P17"/>
      <text:p text:style-name="P17"><text:s text:c="4"/>D = np.zeros((m,n))</text:p>
      <text:p text:style-name="P17"><text:s text:c="4"/>for i in range(m):</text:p>
      <text:p text:style-name="P17"><text:s text:c="8"/>for j in range(n):</text:p>
      <text:p text:style-name="P17"><text:s text:c="12"/>if i==j:</text:p>
      <text:p text:style-name="P17"><text:s text:c="16"/>D[i][j] = (eigValuesAAt[i])**(1/2)</text:p>
      <text:p text:style-name="P17"><text:s text:c="12"/>else:</text:p>
      <text:p text:style-name="P17"><text:s text:c="16"/>D[i][j] = 0</text:p>
      <text:p text:style-name="P17"/>
      <text:p text:style-name="P17"><text:s text:c="4"/>Vt = eigVectorsAtA.transpose()</text:p>
      <text:p text:style-name="P17"><text:s text:c="4"/></text:p>
      <text:p text:style-name="P17"><text:s text:c="4"/>return U,D,Vt </text:p>
      <text:p text:style-name="P17"/>
      <text:p text:style-name="P17"/>
      <text:p text:style-name="P17"># In[3]:</text:p>
      <text:p text:style-name="P17"/>
      <text:p text:style-name="P17"/>
      <text:p text:style-name="P17">A = np.array(((</text:p>
      <text:p text:style-name="P17"><text:s text:c="4"/>(1,2,3),</text:p>
      <text:p text:style-name="P17"><text:s text:c="4"/>(4,5,6),</text:p>
      <text:p text:style-name="P17"><text:s text:c="4"/>(7,8,9)</text:p>
      <text:p text:style-name="P17">)))</text:p>
      <text:p text:style-name="P17"/>
      <text:p text:style-name="P17"># A = np.array(((</text:p>
      <text:p text:style-name="P17"># <text:s text:c="4"/>(1, -1, 4),</text:p>
      <text:p text:style-name="P17"># <text:s text:c="4"/>(1, 4, -2),</text:p>
      <text:p text:style-name="P17"># <text:s text:c="4"/>(1, 4, 2),</text:p>
      <text:p text:style-name="P17"># <text:s text:c="4"/>(1, -1, 0)</text:p>
      <text:p text:style-name="P17"># )))</text:p>
      <text:p text:style-name="P17"/>
      <text:p text:style-name="P17"># Calling SVD-decomposition function</text:p>
      <text:p text:style-name="P17">U,D,Vt = SVD(A)</text:p>
      <text:p text:style-name="P17"/>
      <text:p text:style-name="P17"/>
      <text:p text:style-name="P17"># In[4]:</text:p>
      <text:p text:style-name="P17"/>
      <text:p text:style-name="P17">print("A = ")</text:p>
      <text:p text:style-name="P17">printMatrix(A)</text:p>
      <text:p text:style-name="P17">print("U = ")</text:p>
      <text:p text:style-name="P17">printMatrix(U)</text:p>
      <text:p text:style-name="P17">print("D = ")</text:p>
      <text:p text:style-name="P17">printMatrix(D)</text:p>
      <text:p text:style-name="P17"><text:soft-page-break/>print("VT = ")</text:p>
      <text:p text:style-name="P17">printMatrix(Vt)</text:p>
      <text:p text:style-name="P17"/>
      <text:p text:style-name="P17"/>
      <text:p text:style-name="P9">Output:</text:p>
      <text:p text:style-name="P17">A = </text:p>
      <text:p text:style-name="P17"><text:s text:c="3"/>1.00000 <text:s text:c="4"/>2.00000 <text:s text:c="4"/>3.00000 <text:s/></text:p>
      <text:p text:style-name="P17"><text:s text:c="3"/>4.00000 <text:s text:c="4"/>5.00000 <text:s text:c="4"/>6.00000 <text:s/></text:p>
      <text:p text:style-name="P17"><text:s text:c="3"/>7.00000 <text:s text:c="4"/>8.00000 <text:s text:c="4"/>9.00000 <text:s/></text:p>
      <text:p text:style-name="P17"/>
      <text:p text:style-name="P17">U = </text:p>
      <text:p text:style-name="P17"><text:s text:c="2"/>-0.21484 <text:s text:c="3"/>-0.88723 <text:s text:c="4"/>0.40825 <text:s/></text:p>
      <text:p text:style-name="P17"><text:s text:c="2"/>-0.52059 <text:s text:c="3"/>-0.24964 <text:s text:c="3"/>-0.81650 <text:s/></text:p>
      <text:p text:style-name="P17"><text:s text:c="2"/>-0.82634 <text:s text:c="4"/>0.38794 <text:s text:c="4"/>0.40825 <text:s/></text:p>
      <text:p text:style-name="P17"/>
      <text:p text:style-name="P17">D = </text:p>
      <text:p text:style-name="P17"><text:s text:c="2"/>16.84810 <text:s text:c="4"/>0.00000 <text:s text:c="4"/>0.00000 <text:s/></text:p>
      <text:p text:style-name="P17"><text:s text:c="3"/>0.00000 <text:s text:c="4"/>1.06837 <text:s text:c="4"/>0.00000 <text:s/></text:p>
      <text:p text:style-name="P17"><text:s text:c="3"/>0.00000 <text:s text:c="4"/>0.00000 <text:s text:c="4"/>0.00000 <text:s/></text:p>
      <text:p text:style-name="P17"/>
      <text:p text:style-name="P17">VT = </text:p>
      <text:p text:style-name="P17"><text:s text:c="2"/>-0.47967 <text:s text:c="3"/>-0.57237 <text:s text:c="3"/>-0.66506 <text:s/></text:p>
      <text:p text:style-name="P17"><text:s text:c="2"/>-0.77669 <text:s text:c="3"/>-0.07569 <text:s text:c="4"/>0.62532 <text:s/></text:p>
      <text:p text:style-name="P17"><text:s text:c="3"/>0.40825 <text:s text:c="3"/>-0.81650 <text:s text:c="4"/>0.40825 </text:p>
      <text:p text:style-name="P10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8:26:24.265800318</meta:creation-date>
    <dc:date>2021-04-15T19:51:35.597929945</dc:date>
    <meta:editing-duration>PT1H20M50S</meta:editing-duration>
    <meta:editing-cycles>23</meta:editing-cycles>
    <meta:generator>LibreOffice/7.1.1.2$Linux_X86_64 LibreOffice_project/10$Build-2</meta:generator>
    <meta:document-statistic meta:table-count="0" meta:image-count="0" meta:object-count="0" meta:page-count="10" meta:paragraph-count="317" meta:word-count="905" meta:character-count="7965" meta:non-whitespace-character-count="5512"/>
  </office:meta>
</office:document-meta>
</file>